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9000001898577F41465891E6E.jpg" manifest:media-type="image/jpeg"/>
  <manifest:file-entry manifest:full-path="Pictures/10000201000000E1000000E171ED2107CACE55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Bookman Uralic" svg:font-family="'Bookman Ural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5.477cm" fo:min-width="12.54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4700b8" draw:marker-start-width="0.438cm" draw:marker-end-width="0.438cm" draw:fill="none" draw:textarea-horizontal-align="justify" draw:textarea-vertical-align="middle" draw:auto-grow-height="false" fo:min-height="3.895cm" fo:min-width="3.644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008000" draw:marker-start-width="0.438cm" draw:marker-end-width="0.438cm" draw:fill="none" draw:textarea-horizontal-align="justify" draw:textarea-vertical-align="middle" draw:auto-grow-height="false" fo:min-height="19.056cm" fo:min-width="21.544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d320" draw:textarea-vertical-align="middle" draw:auto-grow-height="false" fo:min-height="1.113cm" fo:min-width="3.494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07cm" fo:min-width="1.99cm" fo:padding-top="0.165cm" fo:padding-bottom="0.165cm" fo:padding-left="0.29cm" fo:padding-right="0.29cm"/>
    </style:style>
    <style:style style:name="gr12" style:family="graphic" style:parent-style-name="standard">
      <style:graphic-properties svg:stroke-width="0.159cm" svg:stroke-color="#4700b8" draw:marker-start-width="0.438cm" draw:marker-end-width="0.438cm" draw:fill="none" draw:textarea-horizontal-align="justify" draw:textarea-vertical-align="middle" draw:auto-grow-height="false" fo:min-height="0.434cm" fo:min-width="0.185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008000" draw:marker-start-width="0.438cm" draw:marker-end-width="0.438cm" draw:fill="none" draw:textarea-horizontal-align="justify" draw:textarea-vertical-align="middle" draw:auto-grow-height="false" fo:min-height="3.402cm" fo:min-width="3.687cm" fo:padding-top="0.204cm" fo:padding-bottom="0.204cm" fo:padding-left="0.329cm" fo:padding-right="0.329cm"/>
    </style:style>
    <style:style style:name="gr14" style:family="graphic" style:parent-style-name="standard">
      <style:graphic-properties svg:stroke-color="#000000" draw:fill-color="#ffd320" draw:textarea-vertical-align="middle" draw:auto-grow-height="false" fo:min-height="0.017cm" fo:min-width="0.283cm"/>
    </style:style>
    <style:style style:name="gr15" style:family="graphic" style:parent-style-name="standard">
      <style:graphic-properties svg:stroke-width="0.159cm" svg:stroke-color="#4700b8" draw:marker-start-width="0.438cm" draw:marker-end-width="0.438cm" draw:fill="none" draw:textarea-horizontal-align="justify" draw:textarea-vertical-align="middle" draw:auto-grow-height="false" fo:min-height="3.639cm" fo:min-width="3.395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008000" draw:marker-start-width="0.438cm" draw:marker-end-width="0.438cm" draw:fill="none" draw:textarea-horizontal-align="justify" draw:textarea-vertical-align="middle" draw:auto-grow-height="false" fo:min-height="17.911cm" fo:min-width="20.233cm" fo:padding-top="0.204cm" fo:padding-bottom="0.204cm" fo:padding-left="0.329cm" fo:padding-right="0.329cm"/>
    </style:style>
    <style:style style:name="gr17" style:family="graphic" style:parent-style-name="standard">
      <style:graphic-properties svg:stroke-color="#000000" draw:fill-color="#ffd320" draw:textarea-vertical-align="middle" draw:auto-grow-height="false" fo:min-height="1.033cm" fo:min-width="3.25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style:font-name="Bookman Uralic"/>
    </style:style>
    <style:style style:name="P4" style:family="paragraph">
      <loext:graphic-properties draw:fill="none" draw:fill-color="#ffffff"/>
      <style:text-properties fo:color="#ff0000" style:font-name="Bookman Uralic"/>
    </style:style>
    <style:style style:name="P5" style:family="paragraph">
      <style:text-properties fo:color="#4700b8" style:font-name="Bookman Uralic"/>
    </style:style>
    <style:style style:name="P6" style:family="paragraph">
      <loext:graphic-properties draw:fill="none" draw:fill-color="#ffffff"/>
      <style:text-properties fo:color="#4700b8" style:font-name="Bookman Uralic"/>
    </style:style>
    <style:style style:name="P7" style:family="paragraph">
      <style:text-properties fo:color="#008000" style:font-name="Bookman Uralic"/>
    </style:style>
    <style:style style:name="P8" style:family="paragraph">
      <loext:graphic-properties draw:fill="none" draw:fill-color="#ffffff"/>
      <style:text-properties fo:color="#008000" style:font-name="Bookman Uralic"/>
    </style:style>
    <style:style style:name="P9" style:family="paragraph">
      <loext:graphic-properties draw:fill-color="#ffffff"/>
    </style:style>
    <style:style style:name="P10" style:family="paragraph">
      <loext:graphic-properties draw:fill-color="#ffd320"/>
      <style:paragraph-properties fo:text-align="center"/>
    </style:style>
    <style:style style:name="T1" style:family="text">
      <style:text-properties fo:color="#ff0000" style:font-name="Bookman Uralic" fo:font-size="32pt" style:font-size-asian="32pt" style:font-size-complex="32pt"/>
    </style:style>
    <style:style style:name="T2" style:family="text">
      <style:text-properties fo:color="#4700b8" style:font-name="Bookman Uralic" fo:font-size="32pt" style:font-size-asian="32pt" style:font-size-complex="32pt"/>
    </style:style>
    <style:style style:name="T3" style:family="text">
      <style:text-properties fo:color="#008000" style:font-name="Bookman Uralic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3.09cm" svg:height="3.09cm" svg:x="6.853cm" svg:y="5.02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2" draw:text-style-name="P2" draw:layer="layout" svg:width="18.552cm" svg:height="8.211cm" svg:x="4.773cm" svg:y="2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091cm" svg:height="3.09cm" svg:x="10.453cm" svg:y="3.195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draw:layer="layout" svg:width="3.091cm" svg:height="3.091cm" svg:x="17.497cm" svg:y="3.803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draw:layer="layout" svg:width="3.09cm" svg:height="3.091cm" svg:x="13.544cm" svg:y="5.628cm">
            <draw:image xlink:href="Pictures/10000201000000E1000000E171ED2107CACE5544.png" xlink:type="simple" xlink:show="embed" xlink:actuate="onLoad">
              <text:p/>
            </draw:image>
          </draw:frame>
          <draw:g>
            <draw:frame draw:style-name="gr4" draw:text-style-name="P1" draw:layer="layout" svg:width="5.319cm" svg:height="4.574cm" svg:x="11.315cm" svg:y="12.623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5" draw:text-style-name="P2" draw:layer="layout" svg:width="6.082cm" svg:height="6.083cm" svg:x="10.856cm" svg:y="12.015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6" draw:text-style-name="P2" draw:layer="layout" svg:width="22.202cm" svg:height="19.464cm" svg:x="3.252cm" svg:y="0.762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4" draw:layer="layout" svg:width="3.249cm" svg:height="1.542cm" svg:x="13.553cm" svg:y="2.794cm">
          <draw:text-box>
            <text:p text:style-name="P3"><text:span text:style-name="T1">Code</text:span></text:p>
          </draw:text-box>
        </draw:frame>
        <draw:frame draw:style-name="gr7" draw:text-style-name="P6" draw:layer="layout" svg:width="7.326cm" svg:height="1.542cm" svg:x="15.788cm" svg:y="11.666cm">
          <draw:text-box>
            <text:p text:style-name="P5"><text:span text:style-name="T2">Buchi Game</text:span></text:p>
          </draw:text-box>
        </draw:frame>
        <draw:frame draw:style-name="gr7" draw:text-style-name="P8" draw:layer="layout" svg:width="6.856cm" svg:height="1.542cm" svg:x="3.304cm" svg:y="0.762cm">
          <draw:text-box>
            <text:p text:style-name="P7"><text:span text:style-name="T3">Componen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frame draw:style-name="gr1" draw:text-style-name="P1" xml:id="id3" draw:id="id3" draw:layer="layout" svg:width="3.09cm" svg:height="3.09cm" svg:x="6.853cm" svg:y="5.02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2" draw:text-style-name="P2" draw:layer="layout" svg:width="18.552cm" svg:height="8.211cm" svg:x="4.773cm" svg:y="2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xml:id="id4" draw:id="id4" draw:layer="layout" svg:width="3.091cm" svg:height="3.09cm" svg:x="10.453cm" svg:y="3.195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2" draw:id="id2" draw:layer="layout" svg:width="3.091cm" svg:height="3.091cm" svg:x="17.497cm" svg:y="3.803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5" draw:id="id5" draw:layer="layout" svg:width="3.09cm" svg:height="3.091cm" svg:x="13.544cm" svg:y="5.628cm">
            <draw:image xlink:href="Pictures/10000201000000E1000000E171ED2107CACE5544.png" xlink:type="simple" xlink:show="embed" xlink:actuate="onLoad">
              <text:p/>
            </draw:image>
          </draw:frame>
          <draw:g xml:id="id1" draw:id="id1">
            <draw:frame draw:style-name="gr4" draw:text-style-name="P1" draw:layer="layout" svg:width="5.319cm" svg:height="4.574cm" svg:x="11.315cm" svg:y="12.623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5" draw:text-style-name="P2" draw:layer="layout" svg:width="6.082cm" svg:height="6.083cm" svg:x="10.856cm" svg:y="12.015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6" draw:text-style-name="P2" draw:layer="layout" svg:width="22.202cm" svg:height="19.464cm" svg:x="3.252cm" svg:y="0.762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2" draw:layer="layout" draw:type="curve" svg:x1="16.938cm" svg:y1="15.056cm" svg:x2="19.042cm" svg:y2="6.894cm" draw:start-shape="id1" draw:start-glue-point="1" draw:end-shape="id2" svg:d="M16938 15056c1403 0 2104-2720 2104-8162" svg:viewBox="0 0 2105 8163">
            <text:p/>
          </draw:connector>
          <draw:connector draw:style-name="gr9" draw:text-style-name="P2" draw:layer="layout" draw:type="curve" svg:x1="10.856cm" svg:y1="15.056cm" svg:x2="8.398cm" svg:y2="8.11cm" draw:start-shape="id1" draw:start-glue-point="3" draw:end-shape="id3" svg:d="M10856 15056c-1639 0-2458-2315-2458-6946" svg:viewBox="0 0 2459 6947">
            <text:p/>
          </draw:connector>
          <draw:connector draw:style-name="gr9" draw:text-style-name="P2" draw:layer="layout" draw:type="curve" svg:x1="13.897cm" svg:y1="12.015cm" svg:x2="11.998cm" svg:y2="6.285cm" draw:start-shape="id1" draw:end-shape="id4" svg:d="M13897 12015c0-4357-1899-1493-1899-5730" svg:viewBox="0 0 1900 5731">
            <text:p/>
          </draw:connector>
          <draw:connector draw:style-name="gr9" draw:text-style-name="P2" draw:layer="layout" draw:type="curve" svg:x1="13.897cm" svg:y1="12.015cm" svg:x2="15.089cm" svg:y2="8.719cm" draw:start-shape="id1" draw:end-shape="id5" svg:d="M13897 12015c0-2532 1192-884 1192-3296" svg:viewBox="0 0 1193 3297">
            <text:p/>
          </draw:connector>
          <draw:custom-shape draw:style-name="gr10" draw:text-style-name="P10" draw:layer="layout" svg:width="6.083cm" svg:height="3.345cm" svg:x="2.34cm" svg:y="13.84cm">
            <text:p text:style-name="P1">State</text:p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frame draw:style-name="gr1" draw:text-style-name="P1" xml:id="id8" draw:id="id8" draw:layer="layout" svg:width="0.605cm" svg:height="0.605cm" svg:x="4.693cm" svg:y="3.119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11" draw:text-style-name="P2" draw:layer="layout" svg:width="3.632cm" svg:height="1.607cm" svg:x="4.286cm" svg:y="2.5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1" xml:id="id9" draw:id="id9" draw:layer="layout" svg:width="0.605cm" svg:height="0.605cm" svg:x="5.398cm" svg:y="2.762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7" draw:id="id7" draw:layer="layout" svg:width="0.605cm" svg:height="0.605cm" svg:x="6.777cm" svg:y="2.881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10" draw:id="id10" draw:layer="layout" svg:width="0.605cm" svg:height="0.604cm" svg:x="6.003cm" svg:y="3.239cm">
            <draw:image xlink:href="Pictures/10000201000000E1000000E171ED2107CACE5544.png" xlink:type="simple" xlink:show="embed" xlink:actuate="onLoad">
              <text:p/>
            </draw:image>
          </draw:frame>
          <draw:g xml:id="id6" draw:id="id6">
            <draw:frame draw:style-name="gr4" draw:text-style-name="P1" draw:layer="layout" svg:width="1.041cm" svg:height="0.895cm" svg:x="5.567cm" svg:y="4.608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12" draw:text-style-name="P2" draw:layer="layout" svg:width="1.191cm" svg:height="1.19cm" svg:x="5.477cm" svg:y="4.489cm">
              <text:p/>
  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13" draw:text-style-name="P2" draw:layer="layout" svg:width="4.345cm" svg:height="3.81cm" svg:x="3.989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draw:type="curve" draw:line-skew="-0.316cm" svg:x1="6.668cm" svg:y1="5.084cm" svg:x2="7.382cm" svg:y2="3.183cm" draw:start-shape="id6" draw:start-glue-point="1" draw:end-shape="id7" svg:d="M6668 5084c1348 0 991-1901 714-1901" svg:viewBox="0 0 975 1902">
            <text:p/>
          </draw:connector>
          <draw:connector draw:style-name="gr9" draw:text-style-name="P2" draw:layer="layout" draw:type="curve" svg:x1="5.477cm" svg:y1="5.084cm" svg:x2="4.995cm" svg:y2="3.724cm" draw:start-shape="id6" draw:start-glue-point="3" draw:end-shape="id8" draw:end-glue-point="2" svg:d="M5477 5084c-1927 0-1606 756-1245 1492s763 1453 763-2852" svg:viewBox="0 0 1519 3409">
            <text:p/>
          </draw:connector>
          <draw:connector draw:style-name="gr9" draw:text-style-name="P2" draw:layer="layout" draw:type="curve" svg:x1="6.668cm" svg:y1="5.084cm" svg:x2="6.003cm" svg:y2="3.064cm" draw:start-shape="id6" draw:end-shape="id9" svg:d="M6668 5084c870 0 1202-2020-665-2020" svg:viewBox="0 0 1364 2021">
            <text:p/>
          </draw:connector>
          <draw:connector draw:style-name="gr9" draw:text-style-name="P2" draw:layer="layout" draw:type="curve" svg:x1="5.477cm" svg:y1="5.084cm" svg:x2="6.608cm" svg:y2="3.541cm" draw:start-shape="id6" draw:end-shape="id10" draw:end-glue-point="1" svg:d="M5477 5084c-871 0-581 1563 595 1563s1496-3106 536-3106" svg:viewBox="0 0 2203 3107">
            <text:p/>
          </draw:connector>
          <draw:custom-shape draw:style-name="gr14" draw:text-style-name="P10" draw:layer="layout" svg:width="1.191cm" svg:height="0.655cm" svg:x="3.81cm" svg:y="4.846cm">
            <text:p text:style-name="P1"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frame draw:style-name="gr1" draw:text-style-name="P1" xml:id="id13" draw:id="id13" draw:layer="layout" svg:width="0.605cm" svg:height="0.605cm" svg:x="12.132cm" svg:y="3.119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11" draw:text-style-name="P2" draw:layer="layout" svg:width="3.632cm" svg:height="1.607cm" svg:x="11.725cm" svg:y="2.5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1" xml:id="id14" draw:id="id14" draw:layer="layout" svg:width="0.605cm" svg:height="0.605cm" svg:x="12.837cm" svg:y="2.762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12" draw:id="id12" draw:layer="layout" svg:width="0.605cm" svg:height="0.605cm" svg:x="14.216cm" svg:y="2.881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15" draw:id="id15" draw:layer="layout" svg:width="0.605cm" svg:height="0.604cm" svg:x="13.442cm" svg:y="3.239cm">
            <draw:image xlink:href="Pictures/10000201000000E1000000E171ED2107CACE5544.png" xlink:type="simple" xlink:show="embed" xlink:actuate="onLoad">
              <text:p/>
            </draw:image>
          </draw:frame>
          <draw:g xml:id="id11" draw:id="id11">
            <draw:frame draw:style-name="gr4" draw:text-style-name="P1" draw:layer="layout" svg:width="1.041cm" svg:height="0.895cm" svg:x="13.006cm" svg:y="4.608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12" draw:text-style-name="P2" draw:layer="layout" svg:width="1.191cm" svg:height="1.19cm" svg:x="12.916cm" svg:y="4.489cm">
              <text:p/>
  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13" draw:text-style-name="P2" draw:layer="layout" svg:width="4.345cm" svg:height="3.81cm" svg:x="11.428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draw:type="curve" draw:line-skew="-0.316cm" svg:x1="14.107cm" svg:y1="5.084cm" svg:x2="14.821cm" svg:y2="3.183cm" draw:start-shape="id11" draw:start-glue-point="1" draw:end-shape="id12" svg:d="M14107 5084c1348 0 991-1901 714-1901" svg:viewBox="0 0 975 1902">
            <text:p/>
          </draw:connector>
          <draw:connector draw:style-name="gr9" draw:text-style-name="P2" draw:layer="layout" draw:type="curve" svg:x1="12.916cm" svg:y1="5.084cm" svg:x2="12.434cm" svg:y2="3.724cm" draw:start-shape="id11" draw:start-glue-point="3" draw:end-shape="id13" draw:end-glue-point="2" svg:d="M12916 5084c-1927 0-1606 756-1245 1492s763 1453 763-2852" svg:viewBox="0 0 1519 3409">
            <text:p/>
          </draw:connector>
          <draw:connector draw:style-name="gr9" draw:text-style-name="P2" draw:layer="layout" draw:type="curve" svg:x1="14.107cm" svg:y1="5.084cm" svg:x2="13.442cm" svg:y2="3.064cm" draw:start-shape="id11" draw:end-shape="id14" svg:d="M14107 5084c870 0 1202-2020-665-2020" svg:viewBox="0 0 1364 2021">
            <text:p/>
          </draw:connector>
          <draw:connector draw:style-name="gr9" draw:text-style-name="P2" draw:layer="layout" draw:type="curve" svg:x1="12.916cm" svg:y1="5.084cm" svg:x2="14.047cm" svg:y2="3.541cm" draw:start-shape="id11" draw:end-shape="id15" draw:end-glue-point="1" svg:d="M12916 5084c-871 0-581 1563 595 1563s1496-3106 536-3106" svg:viewBox="0 0 2203 3107">
            <text:p/>
          </draw:connector>
          <draw:custom-shape draw:style-name="gr14" draw:text-style-name="P10" draw:layer="layout" svg:width="1.191cm" svg:height="0.655cm" svg:x="11.249cm" svg:y="4.846cm">
            <text:p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frame draw:style-name="gr1" draw:text-style-name="P1" xml:id="id18" draw:id="id18" draw:layer="layout" svg:width="0.605cm" svg:height="0.605cm" svg:x="20.171cm" svg:y="3.119cm">
            <draw:image xlink:href="Pictures/10000201000000E1000000E171ED2107CACE5544.png" xlink:type="simple" xlink:show="embed" xlink:actuate="onLoad">
              <text:p/>
            </draw:image>
          </draw:frame>
          <draw:custom-shape draw:style-name="gr11" draw:text-style-name="P2" draw:layer="layout" svg:width="3.632cm" svg:height="1.607cm" svg:x="19.764cm" svg:y="2.5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1" xml:id="id19" draw:id="id19" draw:layer="layout" svg:width="0.605cm" svg:height="0.605cm" svg:x="20.876cm" svg:y="2.762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17" draw:id="id17" draw:layer="layout" svg:width="0.605cm" svg:height="0.605cm" svg:x="22.255cm" svg:y="2.881cm">
            <draw:image xlink:href="Pictures/10000201000000E1000000E171ED2107CACE5544.png" xlink:type="simple" xlink:show="embed" xlink:actuate="onLoad">
              <text:p/>
            </draw:image>
          </draw:frame>
          <draw:frame draw:style-name="gr1" draw:text-style-name="P1" xml:id="id20" draw:id="id20" draw:layer="layout" svg:width="0.605cm" svg:height="0.604cm" svg:x="21.481cm" svg:y="3.239cm">
            <draw:image xlink:href="Pictures/10000201000000E1000000E171ED2107CACE5544.png" xlink:type="simple" xlink:show="embed" xlink:actuate="onLoad">
              <text:p/>
            </draw:image>
          </draw:frame>
          <draw:g xml:id="id16" draw:id="id16">
            <draw:frame draw:style-name="gr4" draw:text-style-name="P1" draw:layer="layout" svg:width="1.041cm" svg:height="0.895cm" svg:x="21.045cm" svg:y="4.608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12" draw:text-style-name="P2" draw:layer="layout" svg:width="1.191cm" svg:height="1.19cm" svg:x="20.955cm" svg:y="4.489cm">
              <text:p/>
  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13" draw:text-style-name="P2" draw:layer="layout" svg:width="4.345cm" svg:height="3.81cm" svg:x="19.467cm" svg:y="2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draw:type="curve" draw:line-skew="-0.316cm" svg:x1="22.146cm" svg:y1="5.084cm" svg:x2="22.86cm" svg:y2="3.183cm" draw:start-shape="id16" draw:start-glue-point="1" draw:end-shape="id17" svg:d="M22146 5084c1348 0 991-1901 714-1901" svg:viewBox="0 0 975 1902">
            <text:p/>
          </draw:connector>
          <draw:connector draw:style-name="gr9" draw:text-style-name="P2" draw:layer="layout" draw:type="curve" svg:x1="20.955cm" svg:y1="5.084cm" svg:x2="20.473cm" svg:y2="3.724cm" draw:start-shape="id16" draw:start-glue-point="3" draw:end-shape="id18" draw:end-glue-point="2" svg:d="M20955 5084c-1927 0-1606 756-1245 1492s763 1453 763-2852" svg:viewBox="0 0 1519 3409">
            <text:p/>
          </draw:connector>
          <draw:connector draw:style-name="gr9" draw:text-style-name="P2" draw:layer="layout" draw:type="curve" svg:x1="22.146cm" svg:y1="5.084cm" svg:x2="21.481cm" svg:y2="3.064cm" draw:start-shape="id16" draw:end-shape="id19" svg:d="M22146 5084c870 0 1202-2020-665-2020" svg:viewBox="0 0 1364 2021">
            <text:p/>
          </draw:connector>
          <draw:connector draw:style-name="gr9" draw:text-style-name="P2" draw:layer="layout" draw:type="curve" svg:x1="20.955cm" svg:y1="5.084cm" svg:x2="22.086cm" svg:y2="3.541cm" draw:start-shape="id16" draw:end-shape="id20" draw:end-glue-point="1" svg:d="M20955 5084c-871 0-581 1563 595 1563s1496-3106 536-3106" svg:viewBox="0 0 2203 3107">
            <text:p/>
          </draw:connector>
          <draw:custom-shape draw:style-name="gr14" draw:text-style-name="P10" draw:layer="layout" svg:width="1.191cm" svg:height="0.655cm" svg:x="19.288cm" svg:y="4.846cm">
            <text:p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g xml:id="id21" draw:id="id21">
            <draw:frame draw:style-name="gr4" draw:text-style-name="P1" draw:layer="layout" svg:width="5.005cm" svg:height="4.302cm" svg:x="10.826cm" svg:y="12.064cm">
              <draw:image xlink:href="Pictures/10000000000001C9000001898577F41465891E6E.jpg" xlink:type="simple" xlink:show="embed" xlink:actuate="onLoad">
                <text:p/>
              </draw:image>
            </draw:frame>
            <draw:custom-shape draw:style-name="gr15" draw:text-style-name="P2" draw:layer="layout" svg:width="5.727cm" svg:height="5.721cm" svg:x="10.393cm" svg:y="11.492cm">
              <text:p/>
    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</draw:g>
          <draw:custom-shape draw:style-name="gr16" draw:text-style-name="P2" draw:layer="layout" svg:width="20.891cm" svg:height="18.319cm" svg:x="3.239cm" svg:y="0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2" draw:layer="layout" draw:type="curve" svg:x1="16.12cm" svg:y1="14.352cm" svg:x2="20.267cm" svg:y2="3.386cm" draw:start-shape="id21" draw:start-glue-point="1" svg:d="M16120 14352c3546 0 1473-10966 4147-10966" svg:viewBox="0 0 4148 10967">
            <text:p/>
          </draw:connector>
          <draw:connector draw:style-name="gr9" draw:text-style-name="P2" draw:layer="layout" draw:type="curve" svg:x1="10.393cm" svg:y1="14.352cm" svg:x2="7.223cm" svg:y2="3.439cm" draw:start-shape="id21" draw:start-glue-point="3" svg:d="M10393 14352c-2812 0-1228-10913-3170-10913" svg:viewBox="0 0 3171 10914">
            <text:p/>
          </draw:connector>
          <draw:connector draw:style-name="gr9" draw:text-style-name="P2" draw:layer="layout" draw:type="curve" svg:x1="13.256cm" svg:y1="11.492cm" svg:x2="12.303cm" svg:y2="3.598cm" draw:start-shape="id21" svg:d="M13256 11492c0-6355-953-2409-953-7894" svg:viewBox="0 0 954 7895">
            <text:p/>
          </draw:connector>
          <draw:connector draw:style-name="gr9" draw:text-style-name="P2" draw:layer="layout" draw:type="curve" svg:x1="13.256cm" svg:y1="11.492cm" svg:x2="14.658cm" svg:y2="3.439cm" draw:start-shape="id21" svg:d="M13256 11492c0-6475 1402-2449 1402-8053" svg:viewBox="0 0 1403 8054">
            <text:p/>
          </draw:connector>
          <draw:custom-shape draw:style-name="gr17" draw:text-style-name="P10" draw:layer="layout" svg:width="5.726cm" svg:height="3.149cm" svg:x="2.378cm" svg:y="13.208cm">
            <text:p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onnector draw:style-name="gr9" draw:text-style-name="P2" draw:layer="layout" draw:type="curve" svg:x1="16.12cm" svg:y1="14.352cm" svg:x2="22.278cm" svg:y2="3.122cm" draw:start-shape="id21" draw:start-glue-point="1" svg:d="M16120 14352c5053 0 1975-11230 6158-11230" svg:viewBox="0 0 6159 11231">
            <text:p/>
          </draw:connector>
        </draw:g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Bookman Uralic" svg:font-family="'Bookman Ural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dai </meta:initial-creator>
    <meta:creation-date>2017-12-28T13:50:23.093111674</meta:creation-date>
    <dc:date>2017-12-28T14:26:21.745998827</dc:date>
    <dc:creator>Hodai </dc:creator>
    <meta:editing-duration>PT4M55S</meta:editing-duration>
    <meta:editing-cycles>1</meta:editing-cycles>
    <meta:document-statistic meta:object-count="111"/>
    <meta:generator>LibreOffice/5.1.6.2$Linux_X86_64 LibreOffice_project/10m0$Build-2</meta:generator>
  </office:meta>
</office:document-meta>
</file>